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5.3819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7154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000000"/>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111111"/>
    </style:style>
    <style:style style:name="T24" style:family="text">
      <style:text-properties fo:color="#ff6666"/>
    </style:style>
    <style:style style:name="T25" style:family="text">
      <style:text-properties fo:color="#c9211e"/>
    </style:style>
    <style:style style:name="T26" style:family="text">
      <style:text-properties fo:color="#ff7b59"/>
    </style:style>
    <style:style style:name="T27" style:family="text">
      <style:text-properties fo:color="#66cc00"/>
    </style:style>
    <style:style style:name="T28" style:family="text">
      <style:text-properties fo:color="#ff5429"/>
    </style:style>
    <style:style style:name="T29" style:family="text">
      <style:text-properties fo:color="#ff3300"/>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4000"/>
    </style:style>
    <style:style style:name="T37" style:family="text">
      <style:text-properties fo:color="#ff972f"/>
    </style:style>
    <style:style style:name="T38" style:family="text">
      <style:text-properties fo:color="#81d41a"/>
    </style:style>
    <style:style style:name="T39" style:family="text">
      <style:text-properties fo:color="#ffb66c"/>
    </style:style>
    <style:style style:name="T40" style:family="text">
      <style:text-properties fo:color="#ff8000"/>
    </style:style>
    <style:style style:name="T41" style:family="text">
      <style:text-properties fo:color="#669900"/>
    </style:style>
    <style:style style:name="T42" style:family="text">
      <style:text-properties fo:color="#cc9900"/>
    </style:style>
    <style:style style:name="T43" style:family="text">
      <style:text-properties fo:color="#2cee0e"/>
    </style:style>
    <style:style style:name="T44" style:family="text">
      <style:text-properties fo:color="#996633"/>
    </style:style>
    <style:style style:name="T45"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2">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2">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lways</text:p>
          </table:table-cell>
          <table:table-cell office:value-type="string" calcext:value-type="string">
            <text:p>ہمیشہ</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2">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2">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2">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h</text:p>
          </table:table-cell>
          <table:table-cell office:value-type="string" calcext:value-type="string">
            <text:p>راکھ</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2">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2">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2">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rier</text:p>
          </table:table-cell>
          <table:table-cell office:value-type="string" calcext:value-type="string">
            <text:p>روک</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2">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2">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2">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lower</text:p>
          </table:table-cell>
          <table:table-cell office:value-type="string" calcext:value-type="string">
            <text:p>پھکنی</text:p>
          </table:table-cell>
          <table:table-cell table:number-columns-repeated="1022"/>
        </table:table-row>
        <table:table-row table:style-name="ro2">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2">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2">
          <table:table-cell office:value-type="string" calcext:value-type="string">
            <text:p>bob</text:p>
          </table:table-cell>
          <table:table-cell office:value-type="string" calcext:value-type="string">
            <text:p>بلور</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onze</text:p>
          </table:table-cell>
          <table:table-cell office:value-type="string" calcext:value-type="string">
            <text:p>کانسی</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ndle</text:p>
          </table:table-cell>
          <table:table-cell office:value-type="string" calcext:value-type="string">
            <text:p>گٹھا</text:p>
          </table:table-cell>
          <table:table-cell table:number-columns-repeated="1022"/>
        </table:table-row>
        <table:table-row table:style-name="ro2">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2">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2">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ed scale</text:p>
          </table:table-cell>
          <table:table-cell office:value-type="string" calcext:value-type="string">
            <text:p>پیمانہ بند پٹی، <text:span text:style-name="T11">[مدرج پیمانہ]</text:span></text:p>
          </table:table-cell>
          <table:table-cell table:number-columns-repeated="1022"/>
        </table:table-row>
        <table:table-row table:style-name="ro2">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etah</text:p>
          </table:table-cell>
          <table:table-cell office:value-type="string" calcext:value-type="string">
            <text:p>چیت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52.871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2">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20">مماثل تکون</text:span><text:span text:style-name="T10">،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2">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ush</text:p>
          </table:table-cell>
          <table:table-cell office:value-type="string" calcext:value-type="string">
            <text:p>کچلنا</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9346in" svg:y="214.8323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 [<text:span text:style-name="T23">جھکنا،</text:span><text:span text:style-name="T6"> بیٹھنا، </text:span><text:span text:style-name="T23">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2">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2">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5">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5">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5">بلا واسطہ تکمل</text:span>،ب<text:span text:style-name="T10">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6">سیدھی رسائی، سیدھی وصولی</text:span><text:span text:style-name="T10">،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7">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2">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2">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2">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2">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2">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 انفرادی نقطہ</text:p>
          </table:table-cell>
          <table:table-cell table:number-columns-repeated="1022"/>
        </table:table-row>
        <table:table-row table:style-name="ro2">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2">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2">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2">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2">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2">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ape ramp</text:p>
          </table:table-cell>
          <table:table-cell table:style-name="ce3" office:value-type="string" calcext:value-type="string">
            <text:p>حفاظتی میلان</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3" office:value-type="string" calcext:value-type="string">
            <text:p><text:span text:style-name="T28">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11">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9">قیمت توقع، توقع،</text:span><text:span text:style-name="T11">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9">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2">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nce</text:p>
          </table:table-cell>
          <table:table-cell office:value-type="string" calcext:value-type="string">
            <text:p>باڑ</text:p>
          </table:table-cell>
          <table:table-cell table:number-columns-repeated="1022"/>
        </table:table-row>
        <table:table-row table:style-name="ro2">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ing</text:p>
          </table:table-cell>
          <table:table-cell office:value-type="string" calcext:value-type="string">
            <text:p>بُرادہ</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2">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2">
          <table:table-cell office:value-type="string" calcext:value-type="string">
            <text:p>Fixed : end of rope is fixed</text:p>
          </table:table-cell>
          <table:table-cell office:value-type="string" calcext:value-type="string">
            <text:p>جبکہ دوسرا سر آزاد ہے، جس کے ساتھ پتھر بیندھا ہو اہے</text:p>
          </table:table-cell>
          <table:table-cell table:number-columns-repeated="1022"/>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2">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2">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der</text:p>
          </table:table-cell>
          <table:table-cell office:value-type="string" calcext:value-type="string">
            <text:p>تیراک طیارہ</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2">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2">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29">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2">
          <table:table-cell office:value-type="string" calcext:value-type="string">
            <text:p>guide rails</text:p>
          </table:table-cell>
          <table:table-cell office:value-type="string" calcext:value-type="string">
            <text:p>محافظ پٹڑی</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3" office:value-type="string" calcext:value-type="string">
            <text:p><text:span text:style-name="T20">نصف زندگی</text:span>، نصف حیات</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d on collision</text:p>
          </table:table-cell>
          <table:table-cell office:value-type="string" calcext:value-type="string">
            <text:p>آمنے سامنے سے ٹکرانا</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text:p>
          </table:table-cell>
          <table:table-cell office:value-type="string" calcext:value-type="string">
            <text:p>سخت برف</text:p>
          </table:table-cell>
          <table:table-cell table:number-columns-repeated="1022"/>
        </table:table-row>
        <table:table-row table:style-name="ro2">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2">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9">فرضی عدد</text:span>، <text:span text:style-name="T16">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29">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29">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29">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2">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2">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2">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0">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 یا نکات</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2">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2">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ke</text:p>
          </table:table-cell>
          <table:table-cell office:value-type="string" calcext:value-type="string">
            <text:p>جھیل</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2">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2">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2">
          <table:table-cell office:value-type="string" calcext:value-type="string">
            <text:p>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2">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2">
          <table:table-cell table:style-name="ce31" office:value-type="string" calcext:value-type="string">
            <text:p>lift, elevator</text:p>
          </table:table-cell>
          <table:table-cell table:style-name="ce31" office:value-type="string" calcext:value-type="string">
            <text:p><text:span text:style-name="T20">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2">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2">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9">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2">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5">غیر محتاط طور پر</text:span> ،<text:span text:style-name="T10">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2">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2">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sk</text:p>
          </table:table-cell>
          <table:table-cell office:value-type="string" calcext:value-type="string">
            <text:p>نقاب</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0">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36">علامت</text:span>، منفی <text:span text:style-name="T6">نشان</text:span>، جمع کی <text:span text:style-name="T37">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9">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2">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2">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2">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8">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text:span text:style-name="T39">[کل]</text:span>، [اجمالی]</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2">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5">،</text:span><text:span text:style-name="T11">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3" office:value-type="string" calcext:value-type="string">
            <text:p><text:span text:style-name="T26">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text:span text:style-name="T25">عددی شگاف،</text:span> <text:span text:style-name="T6">اعدادی شگاف</text:span></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0">، [</text:span><text:span text:style-name="T11">خالی حال،غیر خالی حال]</text:span><text:span text:style-name="T10">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2">
          <table:table-cell office:value-type="string" calcext:value-type="string">
            <text:p>one to one, [map one to one]</text:p>
          </table:table-cell>
          <table:table-cell office:value-type="string" calcext:value-type="string">
            <text:p><text:span text:style-name="T26">ایک سے ایک</text:span>, <text:span text:style-name="T6"> ایک تا ایک نقش، [یک یک نقش]</text:span></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ion</text:p>
          </table:table-cell>
          <table:table-cell office:value-type="string" calcext:value-type="string">
            <text:p>چلن</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0">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1">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11">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40">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text:span text:style-name="T20">رکع، رکوع</text:span>، <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2">لٹکن</text:span>، <text:span text:style-name="T41">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29">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 pivoted</text:p>
          </table:table-cell>
          <table:table-cell office:value-type="string" calcext:value-type="string">
            <text:p>چول، چولدار</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2">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9">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span text:style-name="T38"> طریق</text:span></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2">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2">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2">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2">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2">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2">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2">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utine</text:p>
          </table:table-cell>
          <table:table-cell office:value-type="string" calcext:value-type="string">
            <text:p><text:span text:style-name="T43">معمولہ</text:span>، طریق</text:p>
          </table:table-cell>
          <table:table-cell table:number-columns-repeated="1022"/>
        </table:table-row>
        <table:table-row table:style-name="ro2">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29">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4">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2">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2">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2">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اشارہ</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2">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2">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2">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kis, skiing, skier</text:p>
          </table:table-cell>
          <table:table-cell office:value-type="string" calcext:value-type="string">
            <text:p>سکی، سکی کرنا، <text:span text:style-name="T20">سکی کار</text:span>، <text:span text:style-name="T6">سکی باز</text:span></text:p>
          </table:table-cell>
          <table:table-cell table:number-columns-repeated="1022"/>
        </table:table-row>
        <table:table-row table:style-name="ro2">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2">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2">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2">
          <table:table-cell office:value-type="string" calcext:value-type="string">
            <text:p>slab</text:p>
          </table:table-cell>
          <table:table-cell office:value-type="string" calcext:value-type="string">
            <text:p>سِل</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2">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2">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2">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2">
          <table:table-cell office:value-type="string" calcext:value-type="string">
            <text:p>Sling ,</text:p>
          </table:table-cell>
          <table:table-cell office:value-type="string" calcext:value-type="string">
            <text:p>فلاخن، گوپھن</text:p>
          </table:table-cell>
          <table:table-cell table:style-name="ce102"/>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2">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2">
          <table:table-cell office:value-type="string" calcext:value-type="string">
            <text:p>specification</text:p>
          </table:table-cell>
          <table:table-cell office:value-type="string" calcext:value-type="string">
            <text:p><text:span text:style-name="T36">تخصیص</text:span>،<text:span text:style-name="T6"> تصریح</text:span></text:p>
          </table:table-cell>
          <table:table-cell table:number-columns-repeated="1022"/>
        </table:table-row>
        <table:table-row table:style-name="ro2">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5">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2">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2">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g scale</text:p>
          </table:table-cell>
          <table:table-cell office:value-type="string" calcext:value-type="string">
            <text:p>اسپرنگ ترازو، کانٹا</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mulus</text:p>
          </table:table-cell>
          <table:table-cell office:value-type="string" calcext:value-type="string">
            <text:p>مہیج</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text:span text:style-name="T25">، زیر بالا، </text:span><text:span text:style-name="T6">نوشت بالا[both are masculine]</text:span></text:p>
          </table:table-cell>
          <table:table-cell table:number-columns-repeated="1022"/>
        </table:table-row>
        <table:table-row table:style-name="ro2">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0">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6">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ip</text:p>
          </table:table-cell>
          <table:table-cell office:value-type="string" calcext:value-type="string">
            <text:p>سرا</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 لمس</text:p>
          </table:table-cell>
          <table:table-cell table:number-columns-repeated="1022"/>
        </table:table-row>
        <table:table-row table:style-name="ro2">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2">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 vision</text:p>
          </table:table-cell>
          <table:table-cell office:value-type="string" calcext:value-type="string">
            <text:p>سرنگی نظ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2">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2">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2">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29">مجموعی رفتار</text:span>،<text:span text:style-name="T17">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2">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2">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2">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2">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2">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2">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2">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118" office:value-type="string" calcext:value-type="string">
            <text:p>قدر، <text:span text:style-name="T11"> مختص وزن، تُلائی</text:span></text:p>
          </table:table-cell>
          <table:table-cell table:number-columns-repeated="1022"/>
        </table:table-row>
        <table:table-row table:style-name="ro2">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text:span text:style-name="T25">عداد،</text:span> حساب کار</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708">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5: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21T15:23:33.172802111</dc:date>
    <meta:editing-duration>P118DT2H18S</meta:editing-duration>
    <meta:editing-cycles>5334</meta:editing-cycles>
    <meta:generator>LibreOffice/7.3.7.2$Linux_X86_64 LibreOffice_project/30$Build-2</meta:generator>
    <meta:document-statistic meta:table-count="3" meta:cell-count="811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